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04cm"/>
    </style:style>
    <style:style style:name="co4" style:family="table-column">
      <style:table-column-properties fo:break-before="auto" style:column-width="11.682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1039" calcext:value-type="float">
            <text:p>2481039</text:p>
          </table:table-cell>
          <table:table-cell office:value-type="string" calcext:value-type="string">
            <text:p>&amp;action=edit </text:p>
          </table:table-cell>
          <table:table-cell table:formula="of:=(COM.MICROSOFT.CONCAT([.A1];[.B1];[.C1]))" office:value-type="string" office:string-value="https://www.template.net/wp-admin/post.php?post= 2481039&amp;action=edit " calcext:value-type="string">
            <text:p>https://www.template.net/wp-admin/post.php?post= 2481039&amp;action=edit </text:p>
          </table:table-cell>
          <table:table-cell table:formula="of:=HYPERLINK([.D1])" office:value-type="string" office:string-value="https://www.template.net/wp-admin/post.php?post= 2481039&amp;action=edit " calcext:value-type="string">
            <text:p>https://www.template.net/wp-admin/post.php?post= 2481039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2063" calcext:value-type="float">
            <text:p>2482063</text:p>
          </table:table-cell>
          <table:table-cell office:value-type="string" calcext:value-type="string">
            <text:p>&amp;action=edit </text:p>
          </table:table-cell>
          <table:table-cell table:formula="of:=(COM.MICROSOFT.CONCAT([.A2];[.B2];[.C2]))" office:value-type="string" office:string-value="https://www.template.net/wp-admin/post.php?post= 2482063&amp;action=edit " calcext:value-type="string">
            <text:p>https://www.template.net/wp-admin/post.php?post= 2482063&amp;action=edit </text:p>
          </table:table-cell>
          <table:table-cell table:formula="of:=HYPERLINK([.D2])" office:value-type="string" office:string-value="https://www.template.net/wp-admin/post.php?post= 2482063&amp;action=edit " calcext:value-type="string">
            <text:p>https://www.template.net/wp-admin/post.php?post= 2482063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2840" calcext:value-type="float">
            <text:p>2482840</text:p>
          </table:table-cell>
          <table:table-cell office:value-type="string" calcext:value-type="string">
            <text:p>&amp;action=edit </text:p>
          </table:table-cell>
          <table:table-cell table:formula="of:=(COM.MICROSOFT.CONCAT([.A3];[.B3];[.C3]))" office:value-type="string" office:string-value="https://www.template.net/wp-admin/post.php?post= 2482840&amp;action=edit " calcext:value-type="string">
            <text:p>https://www.template.net/wp-admin/post.php?post= 2482840&amp;action=edit </text:p>
          </table:table-cell>
          <table:table-cell table:formula="of:=HYPERLINK([.D3])" office:value-type="string" office:string-value="https://www.template.net/wp-admin/post.php?post= 2482840&amp;action=edit " calcext:value-type="string">
            <text:p>https://www.template.net/wp-admin/post.php?post= 2482840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2841" calcext:value-type="float">
            <text:p>2482841</text:p>
          </table:table-cell>
          <table:table-cell office:value-type="string" calcext:value-type="string">
            <text:p>&amp;action=edit </text:p>
          </table:table-cell>
          <table:table-cell table:formula="of:=(COM.MICROSOFT.CONCAT([.A4];[.B4];[.C4]))" office:value-type="string" office:string-value="https://www.template.net/wp-admin/post.php?post= 2482841&amp;action=edit " calcext:value-type="string">
            <text:p>https://www.template.net/wp-admin/post.php?post= 2482841&amp;action=edit </text:p>
          </table:table-cell>
          <table:table-cell table:formula="of:=HYPERLINK([.D4])" office:value-type="string" office:string-value="https://www.template.net/wp-admin/post.php?post= 2482841&amp;action=edit " calcext:value-type="string">
            <text:p>https://www.template.net/wp-admin/post.php?post= 2482841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2956" calcext:value-type="float">
            <text:p>2482956</text:p>
          </table:table-cell>
          <table:table-cell office:value-type="string" calcext:value-type="string">
            <text:p>&amp;action=edit </text:p>
          </table:table-cell>
          <table:table-cell table:formula="of:=(COM.MICROSOFT.CONCAT([.A5];[.B5];[.C5]))" office:value-type="string" office:string-value="https://www.template.net/wp-admin/post.php?post= 2482956&amp;action=edit " calcext:value-type="string">
            <text:p>https://www.template.net/wp-admin/post.php?post= 2482956&amp;action=edit </text:p>
          </table:table-cell>
          <table:table-cell table:formula="of:=HYPERLINK([.D5])" office:value-type="string" office:string-value="https://www.template.net/wp-admin/post.php?post= 2482956&amp;action=edit " calcext:value-type="string">
            <text:p>https://www.template.net/wp-admin/post.php?post= 2482956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3356" calcext:value-type="float">
            <text:p>2483356</text:p>
          </table:table-cell>
          <table:table-cell office:value-type="string" calcext:value-type="string">
            <text:p>&amp;action=edit </text:p>
          </table:table-cell>
          <table:table-cell table:formula="of:=(COM.MICROSOFT.CONCAT([.A6];[.B6];[.C6]))" office:value-type="string" office:string-value="https://www.template.net/wp-admin/post.php?post= 2483356&amp;action=edit " calcext:value-type="string">
            <text:p>https://www.template.net/wp-admin/post.php?post= 2483356&amp;action=edit </text:p>
          </table:table-cell>
          <table:table-cell table:formula="of:=HYPERLINK([.D6])" office:value-type="string" office:string-value="https://www.template.net/wp-admin/post.php?post= 2483356&amp;action=edit " calcext:value-type="string">
            <text:p>https://www.template.net/wp-admin/post.php?post= 2483356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3736" calcext:value-type="float">
            <text:p>2483736</text:p>
          </table:table-cell>
          <table:table-cell office:value-type="string" calcext:value-type="string">
            <text:p>&amp;action=edit </text:p>
          </table:table-cell>
          <table:table-cell table:formula="of:=(COM.MICROSOFT.CONCAT([.A7];[.B7];[.C7]))" office:value-type="string" office:string-value="https://www.template.net/wp-admin/post.php?post= 2483736&amp;action=edit " calcext:value-type="string">
            <text:p>https://www.template.net/wp-admin/post.php?post= 2483736&amp;action=edit </text:p>
          </table:table-cell>
          <table:table-cell table:formula="of:=HYPERLINK([.D7])" office:value-type="string" office:string-value="https://www.template.net/wp-admin/post.php?post= 2483736&amp;action=edit " calcext:value-type="string">
            <text:p>https://www.template.net/wp-admin/post.php?post= 2483736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3737" calcext:value-type="float">
            <text:p>2483737</text:p>
          </table:table-cell>
          <table:table-cell office:value-type="string" calcext:value-type="string">
            <text:p>&amp;action=edit </text:p>
          </table:table-cell>
          <table:table-cell table:formula="of:=(COM.MICROSOFT.CONCAT([.A8];[.B8];[.C8]))" office:value-type="string" office:string-value="https://www.template.net/wp-admin/post.php?post= 2483737&amp;action=edit " calcext:value-type="string">
            <text:p>https://www.template.net/wp-admin/post.php?post= 2483737&amp;action=edit </text:p>
          </table:table-cell>
          <table:table-cell table:formula="of:=HYPERLINK([.D8])" office:value-type="string" office:string-value="https://www.template.net/wp-admin/post.php?post= 2483737&amp;action=edit " calcext:value-type="string">
            <text:p>https://www.template.net/wp-admin/post.php?post= 2483737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4108" calcext:value-type="float">
            <text:p>2484108</text:p>
          </table:table-cell>
          <table:table-cell office:value-type="string" calcext:value-type="string">
            <text:p>&amp;action=edit </text:p>
          </table:table-cell>
          <table:table-cell table:formula="of:=(COM.MICROSOFT.CONCAT([.A9];[.B9];[.C9]))" office:value-type="string" office:string-value="https://www.template.net/wp-admin/post.php?post= 2484108&amp;action=edit " calcext:value-type="string">
            <text:p>https://www.template.net/wp-admin/post.php?post= 2484108&amp;action=edit </text:p>
          </table:table-cell>
          <table:table-cell table:formula="of:=HYPERLINK([.D9])" office:value-type="string" office:string-value="https://www.template.net/wp-admin/post.php?post= 2484108&amp;action=edit " calcext:value-type="string">
            <text:p>https://www.template.net/wp-admin/post.php?post= 2484108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5019" calcext:value-type="float">
            <text:p>2485019</text:p>
          </table:table-cell>
          <table:table-cell office:value-type="string" calcext:value-type="string">
            <text:p>&amp;action=edit </text:p>
          </table:table-cell>
          <table:table-cell table:formula="of:=(COM.MICROSOFT.CONCAT([.A10];[.B10];[.C10]))" office:value-type="string" office:string-value="https://www.template.net/wp-admin/post.php?post= 2485019&amp;action=edit " calcext:value-type="string">
            <text:p>https://www.template.net/wp-admin/post.php?post= 2485019&amp;action=edit </text:p>
          </table:table-cell>
          <table:table-cell table:formula="of:=HYPERLINK([.D10])" office:value-type="string" office:string-value="https://www.template.net/wp-admin/post.php?post= 2485019&amp;action=edit " calcext:value-type="string">
            <text:p>https://www.template.net/wp-admin/post.php?post= 2485019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5050" calcext:value-type="float">
            <text:p>2485050</text:p>
          </table:table-cell>
          <table:table-cell office:value-type="string" calcext:value-type="string">
            <text:p>&amp;action=edit </text:p>
          </table:table-cell>
          <table:table-cell table:formula="of:=(COM.MICROSOFT.CONCAT([.A11];[.B11];[.C11]))" office:value-type="string" office:string-value="https://www.template.net/wp-admin/post.php?post= 2485050&amp;action=edit " calcext:value-type="string">
            <text:p>https://www.template.net/wp-admin/post.php?post= 2485050&amp;action=edit </text:p>
          </table:table-cell>
          <table:table-cell table:formula="of:=HYPERLINK([.D11])" office:value-type="string" office:string-value="https://www.template.net/wp-admin/post.php?post= 2485050&amp;action=edit " calcext:value-type="string">
            <text:p>https://www.template.net/wp-admin/post.php?post= 2485050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5291" calcext:value-type="float">
            <text:p>2485291</text:p>
          </table:table-cell>
          <table:table-cell office:value-type="string" calcext:value-type="string">
            <text:p>&amp;action=edit </text:p>
          </table:table-cell>
          <table:table-cell table:formula="of:=(COM.MICROSOFT.CONCAT([.A12];[.B12];[.C12]))" office:value-type="string" office:string-value="https://www.template.net/wp-admin/post.php?post= 2485291&amp;action=edit " calcext:value-type="string">
            <text:p>https://www.template.net/wp-admin/post.php?post= 2485291&amp;action=edit </text:p>
          </table:table-cell>
          <table:table-cell table:formula="of:=HYPERLINK([.D12])" office:value-type="string" office:string-value="https://www.template.net/wp-admin/post.php?post= 2485291&amp;action=edit " calcext:value-type="string">
            <text:p>https://www.template.net/wp-admin/post.php?post= 2485291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5962" calcext:value-type="float">
            <text:p>2485962</text:p>
          </table:table-cell>
          <table:table-cell office:value-type="string" calcext:value-type="string">
            <text:p>&amp;action=edit </text:p>
          </table:table-cell>
          <table:table-cell table:formula="of:=(COM.MICROSOFT.CONCAT([.A13];[.B13];[.C13]))" office:value-type="string" office:string-value="https://www.template.net/wp-admin/post.php?post= 2485962&amp;action=edit " calcext:value-type="string">
            <text:p>https://www.template.net/wp-admin/post.php?post= 2485962&amp;action=edit </text:p>
          </table:table-cell>
          <table:table-cell table:formula="of:=HYPERLINK([.D13])" office:value-type="string" office:string-value="https://www.template.net/wp-admin/post.php?post= 2485962&amp;action=edit " calcext:value-type="string">
            <text:p>https://www.template.net/wp-admin/post.php?post= 2485962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7867" calcext:value-type="float">
            <text:p>2487867</text:p>
          </table:table-cell>
          <table:table-cell office:value-type="string" calcext:value-type="string">
            <text:p>&amp;action=edit </text:p>
          </table:table-cell>
          <table:table-cell table:formula="of:=(COM.MICROSOFT.CONCAT([.A14];[.B14];[.C14]))" office:value-type="string" office:string-value="https://www.template.net/wp-admin/post.php?post= 2487867&amp;action=edit " calcext:value-type="string">
            <text:p>https://www.template.net/wp-admin/post.php?post= 2487867&amp;action=edit </text:p>
          </table:table-cell>
          <table:table-cell table:formula="of:=HYPERLINK([.D14])" office:value-type="string" office:string-value="https://www.template.net/wp-admin/post.php?post= 2487867&amp;action=edit " calcext:value-type="string">
            <text:p>https://www.template.net/wp-admin/post.php?post= 2487867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8073" calcext:value-type="float">
            <text:p>2488073</text:p>
          </table:table-cell>
          <table:table-cell office:value-type="string" calcext:value-type="string">
            <text:p>&amp;action=edit </text:p>
          </table:table-cell>
          <table:table-cell table:formula="of:=(COM.MICROSOFT.CONCAT([.A15];[.B15];[.C15]))" office:value-type="string" office:string-value="https://www.template.net/wp-admin/post.php?post= 2488073&amp;action=edit " calcext:value-type="string">
            <text:p>https://www.template.net/wp-admin/post.php?post= 2488073&amp;action=edit </text:p>
          </table:table-cell>
          <table:table-cell table:formula="of:=HYPERLINK([.D15])" office:value-type="string" office:string-value="https://www.template.net/wp-admin/post.php?post= 2488073&amp;action=edit " calcext:value-type="string">
            <text:p>https://www.template.net/wp-admin/post.php?post= 2488073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8149" calcext:value-type="float">
            <text:p>2488149</text:p>
          </table:table-cell>
          <table:table-cell office:value-type="string" calcext:value-type="string">
            <text:p>&amp;action=edit </text:p>
          </table:table-cell>
          <table:table-cell table:formula="of:=(COM.MICROSOFT.CONCAT([.A16];[.B16];[.C16]))" office:value-type="string" office:string-value="https://www.template.net/wp-admin/post.php?post= 2488149&amp;action=edit " calcext:value-type="string">
            <text:p>https://www.template.net/wp-admin/post.php?post= 2488149&amp;action=edit </text:p>
          </table:table-cell>
          <table:table-cell table:formula="of:=HYPERLINK([.D16])" office:value-type="string" office:string-value="https://www.template.net/wp-admin/post.php?post= 2488149&amp;action=edit " calcext:value-type="string">
            <text:p>https://www.template.net/wp-admin/post.php?post= 2488149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8455" calcext:value-type="float">
            <text:p>2488455</text:p>
          </table:table-cell>
          <table:table-cell office:value-type="string" calcext:value-type="string">
            <text:p>&amp;action=edit </text:p>
          </table:table-cell>
          <table:table-cell table:formula="of:=(COM.MICROSOFT.CONCAT([.A17];[.B17];[.C17]))" office:value-type="string" office:string-value="https://www.template.net/wp-admin/post.php?post= 2488455&amp;action=edit " calcext:value-type="string">
            <text:p>https://www.template.net/wp-admin/post.php?post= 2488455&amp;action=edit </text:p>
          </table:table-cell>
          <table:table-cell table:formula="of:=HYPERLINK([.D17])" office:value-type="string" office:string-value="https://www.template.net/wp-admin/post.php?post= 2488455&amp;action=edit " calcext:value-type="string">
            <text:p>https://www.template.net/wp-admin/post.php?post= 2488455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8523" calcext:value-type="float">
            <text:p>2488523</text:p>
          </table:table-cell>
          <table:table-cell office:value-type="string" calcext:value-type="string">
            <text:p>&amp;action=edit </text:p>
          </table:table-cell>
          <table:table-cell table:formula="of:=(COM.MICROSOFT.CONCAT([.A18];[.B18];[.C18]))" office:value-type="string" office:string-value="https://www.template.net/wp-admin/post.php?post= 2488523&amp;action=edit " calcext:value-type="string">
            <text:p>https://www.template.net/wp-admin/post.php?post= 2488523&amp;action=edit </text:p>
          </table:table-cell>
          <table:table-cell table:formula="of:=HYPERLINK([.D18])" office:value-type="string" office:string-value="https://www.template.net/wp-admin/post.php?post= 2488523&amp;action=edit " calcext:value-type="string">
            <text:p>https://www.template.net/wp-admin/post.php?post= 2488523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8531" calcext:value-type="float">
            <text:p>2488531</text:p>
          </table:table-cell>
          <table:table-cell office:value-type="string" calcext:value-type="string">
            <text:p>&amp;action=edit </text:p>
          </table:table-cell>
          <table:table-cell table:formula="of:=(COM.MICROSOFT.CONCAT([.A19];[.B19];[.C19]))" office:value-type="string" office:string-value="https://www.template.net/wp-admin/post.php?post= 2488531&amp;action=edit " calcext:value-type="string">
            <text:p>https://www.template.net/wp-admin/post.php?post= 2488531&amp;action=edit </text:p>
          </table:table-cell>
          <table:table-cell table:formula="of:=HYPERLINK([.D19])" office:value-type="string" office:string-value="https://www.template.net/wp-admin/post.php?post= 2488531&amp;action=edit " calcext:value-type="string">
            <text:p>https://www.template.net/wp-admin/post.php?post= 2488531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8561" calcext:value-type="float">
            <text:p>2488561</text:p>
          </table:table-cell>
          <table:table-cell office:value-type="string" calcext:value-type="string">
            <text:p>&amp;action=edit </text:p>
          </table:table-cell>
          <table:table-cell table:formula="of:=(COM.MICROSOFT.CONCAT([.A20];[.B20];[.C20]))" office:value-type="string" office:string-value="https://www.template.net/wp-admin/post.php?post= 2488561&amp;action=edit " calcext:value-type="string">
            <text:p>https://www.template.net/wp-admin/post.php?post= 2488561&amp;action=edit </text:p>
          </table:table-cell>
          <table:table-cell table:formula="of:=HYPERLINK([.D20])" office:value-type="string" office:string-value="https://www.template.net/wp-admin/post.php?post= 2488561&amp;action=edit " calcext:value-type="string">
            <text:p>https://www.template.net/wp-admin/post.php?post= 2488561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8573" calcext:value-type="float">
            <text:p>2488573</text:p>
          </table:table-cell>
          <table:table-cell office:value-type="string" calcext:value-type="string">
            <text:p>&amp;action=edit </text:p>
          </table:table-cell>
          <table:table-cell table:formula="of:=(COM.MICROSOFT.CONCAT([.A21];[.B21];[.C21]))" office:value-type="string" office:string-value="https://www.template.net/wp-admin/post.php?post= 2488573&amp;action=edit " calcext:value-type="string">
            <text:p>https://www.template.net/wp-admin/post.php?post= 2488573&amp;action=edit </text:p>
          </table:table-cell>
          <table:table-cell table:formula="of:=HYPERLINK([.D21])" office:value-type="string" office:string-value="https://www.template.net/wp-admin/post.php?post= 2488573&amp;action=edit " calcext:value-type="string">
            <text:p>https://www.template.net/wp-admin/post.php?post= 2488573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8767" calcext:value-type="float">
            <text:p>2488767</text:p>
          </table:table-cell>
          <table:table-cell office:value-type="string" calcext:value-type="string">
            <text:p>&amp;action=edit </text:p>
          </table:table-cell>
          <table:table-cell table:formula="of:=(COM.MICROSOFT.CONCAT([.A22];[.B22];[.C22]))" office:value-type="string" office:string-value="https://www.template.net/wp-admin/post.php?post= 2488767&amp;action=edit " calcext:value-type="string">
            <text:p>https://www.template.net/wp-admin/post.php?post= 2488767&amp;action=edit </text:p>
          </table:table-cell>
          <table:table-cell table:formula="of:=HYPERLINK([.D22])" office:value-type="string" office:string-value="https://www.template.net/wp-admin/post.php?post= 2488767&amp;action=edit " calcext:value-type="string">
            <text:p>https://www.template.net/wp-admin/post.php?post= 2488767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8769" calcext:value-type="float">
            <text:p>2488769</text:p>
          </table:table-cell>
          <table:table-cell office:value-type="string" calcext:value-type="string">
            <text:p>&amp;action=edit </text:p>
          </table:table-cell>
          <table:table-cell table:formula="of:=(COM.MICROSOFT.CONCAT([.A23];[.B23];[.C23]))" office:value-type="string" office:string-value="https://www.template.net/wp-admin/post.php?post= 2488769&amp;action=edit " calcext:value-type="string">
            <text:p>https://www.template.net/wp-admin/post.php?post= 2488769&amp;action=edit </text:p>
          </table:table-cell>
          <table:table-cell table:formula="of:=HYPERLINK([.D23])" office:value-type="string" office:string-value="https://www.template.net/wp-admin/post.php?post= 2488769&amp;action=edit " calcext:value-type="string">
            <text:p>https://www.template.net/wp-admin/post.php?post= 2488769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9160" calcext:value-type="float">
            <text:p>2489160</text:p>
          </table:table-cell>
          <table:table-cell office:value-type="string" calcext:value-type="string">
            <text:p>&amp;action=edit </text:p>
          </table:table-cell>
          <table:table-cell table:formula="of:=(COM.MICROSOFT.CONCAT([.A24];[.B24];[.C24]))" office:value-type="string" office:string-value="https://www.template.net/wp-admin/post.php?post= 2489160&amp;action=edit " calcext:value-type="string">
            <text:p>https://www.template.net/wp-admin/post.php?post= 2489160&amp;action=edit </text:p>
          </table:table-cell>
          <table:table-cell table:formula="of:=HYPERLINK([.D24])" office:value-type="string" office:string-value="https://www.template.net/wp-admin/post.php?post= 2489160&amp;action=edit " calcext:value-type="string">
            <text:p>https://www.template.net/wp-admin/post.php?post= 2489160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float" office:value="2489777" calcext:value-type="float">
            <text:p>2489777</text:p>
          </table:table-cell>
          <table:table-cell office:value-type="string" calcext:value-type="string">
            <text:p>&amp;action=edit </text:p>
          </table:table-cell>
          <table:table-cell table:formula="of:=(COM.MICROSOFT.CONCAT([.A25];[.B25];[.C25]))" office:value-type="string" office:string-value="https://www.template.net/wp-admin/post.php?post= 2489777&amp;action=edit " calcext:value-type="string">
            <text:p>https://www.template.net/wp-admin/post.php?post= 2489777&amp;action=edit </text:p>
          </table:table-cell>
          <table:table-cell table:formula="of:=HYPERLINK([.D25])" office:value-type="string" office:string-value="https://www.template.net/wp-admin/post.php?post= 2489777&amp;action=edit " calcext:value-type="string">
            <text:p>https://www.template.net/wp-admin/post.php?post= 2489777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action=edit </text:p>
          </table:table-cell>
          <table:table-cell table:formula="of:=(COM.MICROSOFT.CONCAT([.A26];[.B26];[.C26]))" office:value-type="string" office:string-value="https://www.template.net/wp-admin/post.php?post= c&amp;action=edit " calcext:value-type="string">
            <text:p>https://www.template.net/wp-admin/post.php?post= c&amp;action=edit </text:p>
          </table:table-cell>
          <table:table-cell table:formula="of:=HYPERLINK([.D26])" office:value-type="string" office:string-value="https://www.template.net/wp-admin/post.php?post= c&amp;action=edit " calcext:value-type="string">
            <text:p>https://www.template.net/wp-admin/post.php?post= c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27];[.B27];[.C27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27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28];[.B28];[.C28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28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29];[.B29];[.C29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29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30];[.B30];[.C30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30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31];[.B31];[.C31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31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32];[.B32];[.C32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32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33];[.B33];[.C33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33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34];[.B34];[.C34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34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35];[.B35];[.C35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35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36];[.B36];[.C36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36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37];[.B37];[.C37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37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38];[.B38];[.C38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38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39];[.B39];[.C39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39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40];[.B40];[.C40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40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41];[.B41];[.C41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41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42];[.B42];[.C42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42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/>
          <table:table-cell office:value-type="string" calcext:value-type="string">
            <text:p>&amp;action=edit </text:p>
          </table:table-cell>
          <table:table-cell table:formula="of:=(COM.MICROSOFT.CONCAT([.A43];[.B43];[.C43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43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44];[.B44];[.C44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44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45];[.B45];[.C45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45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46];[.B46];[.C46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46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47];[.B47];[.C47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47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48];[.B48];[.C48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48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49];[.B49];[.C49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49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50];[.B50];[.C50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50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53];[.B53];[.C53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53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54];[.B54];[.C54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54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55];[.B55];[.C55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55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56];[.B56];[.C56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56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57];[.B57];[.C57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57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58];[.B58];[.C58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58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59];[.B59];[.C59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59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60];[.B60];[.C60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60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61];[.B61];[.C61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61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  <table:table-row table:style-name="ro2">
          <table:table-cell office:value-type="string" calcext:value-type="string">
            <text:p><text:a xlink:href="https://www.template.net/wp-admin/post.php?post=2320910&amp;action=edit" xlink:type="simple">https://www.template.net/wp-admin/post.php?post=</text:a> </text:p>
          </table:table-cell>
          <table:table-cell table:style-name="Default"/>
          <table:table-cell office:value-type="string" calcext:value-type="string">
            <text:p>&amp;action=edit </text:p>
          </table:table-cell>
          <table:table-cell table:formula="of:=(COM.MICROSOFT.CONCAT([.A62];[.B62];[.C62])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  <table:table-cell table:formula="of:=HYPERLINK([.D62])" office:value-type="string" office:string-value="https://www.template.net/wp-admin/post.php?post= &amp;action=edit " calcext:value-type="string">
            <text:p>https://www.template.net/wp-admin/post.php?post= &amp;action=edi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03:26:24.0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3T00:36:14.656000000</meta:creation-date>
    <dc:date>2021-02-20T13:35:14.623000000</dc:date>
    <meta:editing-duration>PT3H38M48S</meta:editing-duration>
    <meta:editing-cycles>4</meta:editing-cycles>
    <meta:generator>LibreOffice/6.4.2.2$Windows_X86_64 LibreOffice_project/4e471d8c02c9c90f512f7f9ead8875b57fcb1ec3</meta:generator>
    <meta:document-statistic meta:table-count="1" meta:cell-count="266" meta:object-count="0"/>
  </office:meta>
</office:document-meta>
</file>